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guntas en cuatro categorías</text:p>
      <text:p text:style-name="Standard"/>
      <text:p text:style-name="Standard">Tres preguntas por cada categoría</text:p>
      <text:p text:style-name="Standard"/>
      <text:p text:style-name="Standard">Dos jugadores</text:p>
      <text:p text:style-name="Standard"/>
      <text:p text:style-name="Standard">Cada turno, al jugador que sea le sale una pregunta aleatoria de una categoría aleatoria. Lo mismo hasta que falle. Cuando falla, cambia de jugador.</text:p>
      <text:p text:style-name="Standard"/>
      <text:p text:style-name="Standard">Comprobar en todo momento si han acertado todas las categorías. El primero que lo haga ga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Rodríguez Puerta</meta:initial-creator>
    <meta:creation-date>2019-10-15T17:47:36.99</meta:creation-date>
    <dc:date>2019-10-15T17:59:31.20</dc:date>
    <dc:creator>Alejandro Rodríguez Puerta</dc:creator>
    <meta:editing-duration>PT11M55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5" meta:word-count="52" meta:character-count="316"/>
  </office:meta>
</office:document-meta>
</file>